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 style:parent-style-name="Preformatted_20_Text">
      <style:text-properties fo:font-size="12pt" fo:language="zxx" fo:country="none" fo:font-weight="bold" officeooo:rsid="000467b1" officeooo:paragraph-rsid="000467b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" style:family="paragraph" style:parent-style-name="Preformatted_20_Text">
      <style:text-properties fo:font-size="12pt" fo:language="zxx" fo:country="none" fo:font-weight="bold" officeooo:rsid="0004f2b0" officeooo:paragraph-rsid="0004f2b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" style:family="paragraph" style:parent-style-name="Preformatted_20_Text">
      <style:text-properties fo:font-size="12pt" fo:language="zxx" fo:country="none" fo:font-weight="bold" officeooo:rsid="0008bc29" officeooo:paragraph-rsid="0008bc29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Preformatted_20_Text">
      <style:text-properties fo:font-size="12pt" fo:language="zxx" fo:country="none" fo:font-weight="bold" officeooo:rsid="000c2085" officeooo:paragraph-rsid="000c208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" style:family="paragraph" style:parent-style-name="Preformatted_20_Text">
      <style:text-properties fo:font-size="12pt" fo:language="zxx" fo:country="none" fo:font-weight="bold" officeooo:rsid="0012d9ca" officeooo:paragraph-rsid="0012d9c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Preformatted_20_Text">
      <style:text-properties fo:font-size="12pt" fo:language="zxx" fo:country="none" fo:font-weight="bold" officeooo:rsid="001538af" officeooo:paragraph-rsid="001538a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Preformatted_20_Text">
      <style:text-properties fo:font-size="12pt" fo:language="zxx" fo:country="none" fo:font-weight="bold" officeooo:rsid="0017bef2" officeooo:paragraph-rsid="0017bef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officeooo:rsid="0005c169"/>
    </style:style>
    <style:style style:name="T2" style:family="text">
      <style:text-properties officeooo:rsid="0006d74e"/>
    </style:style>
    <style:style style:name="T3" style:family="text">
      <style:text-properties officeooo:rsid="000a36bb"/>
    </style:style>
    <style:style style:name="T4" style:family="text">
      <style:text-properties officeooo:rsid="000fc15e"/>
    </style:style>
    <style:style style:name="T5" style:family="text">
      <style:text-properties officeooo:rsid="001144f1"/>
    </style:style>
    <style:style style:name="T6" style:family="text">
      <style:text-properties officeooo:rsid="0011e888"/>
    </style:style>
    <style:style style:name="T7" style:family="text">
      <style:text-properties officeooo:rsid="0014d6c6"/>
    </style:style>
    <style:style style:name="T8" style:family="text">
      <style:text-properties officeooo:rsid="001679e7"/>
    </style:style>
    <style:style style:name="T9" style:family="text">
      <style:text-properties officeooo:rsid="0017be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LIDE CARPENTIERI 2020-21</text:p>
      <text:p text:style-name="P2"><text:span text:style-name="T4">Lezione</text:span> 1 <text:span text:style-name="T4">(Cap.1)</text:span></text:p>
      <text:p text:style-name="P1">Un sistema operativo è un insieme di programmi che funge da intermediario tra un utente e gli elementi fisici di un calcolatore, garantendone un uso efficiente.</text:p>
      <text:p text:style-name="P1">Serve ad eseguire programmi d'applicazione e rende più facile la risoluzione di problemi che gli utenti devono affrontare.</text:p>
      <text:p text:style-name="P1">In un sistema di calcolo troviamo:</text:p>
      <text:p text:style-name="P1"><text:s/>- Hardware, la parte che fornisce le risorse di calcolo fondamentali quali CPU e memoria;</text:p>
      <text:p text:style-name="P1"><text:s/>- Sistema Operativo, che controlla e coordina l'uso dei dispositivi;</text:p>
      <text:p text:style-name="P1"><text:s/>- Programmi d'Applicazione, che definiscono come sono usate le risorse per risolvere problemi;</text:p>
      <text:p text:style-name="P1"><text:s/>- Utenti, cioè persone, macchine o altri calcolatori.</text:p>
      <text:p text:style-name="P1"/>
      <text:p text:style-name="P1">Un sistema operativo si compone di diverse parti:</text:p>
      <text:p text:style-name="P1"><text:s/>- Assegnatore di risorse, che gestisce e assegna le risorse;</text:p>
      <text:p text:style-name="P1"><text:s/>- Programma di controllo, che gestisce l'esecuzione dei programmi utenti e le operazioni I/O;</text:p>
      <text:p text:style-name="P1"><text:s/>- Nucleo (o Kernel), il solo programma che funziona sempre nel calcolatore.</text:p>
      <text:p text:style-name="P1"/>
      <text:p text:style-name="P1">Un primo, rudimentale sistema operativo è il sistema mainframe, che è monitor residente:</text:p>
      <text:p text:style-name="P1">trasferisce automaticamente il controllo da un lavoro al successivo e raggruppa lavori con requisiti simili.</text:p>
      <text:p text:style-name="P1"/>
      <text:p text:style-name="P1">In un sistema operativo multiprogrammato sono sempre presenti diversi lavori nella memoria centrale, per cui la CPU non rimane mai inattiva.</text:p>
      <text:p text:style-name="P1">Il sistema si occupa di ripartire la memoria tra i vari lavori in entrata e decidere quale eseguire prima.</text:p>
      <text:p text:style-name="P1"/>
      <text:p text:style-name="P1">In un sistema a partizione del tempo d'elaborazione la CPU viene ripartita tra i vari lavori tenuti in memoria.</text:p>
      <text:p text:style-name="P1">Ciascun utente dispone di almeno un proprio programma nella memoria e comunica direttamente con il sistema</text:p>
      <text:p text:style-name="P1">avendo l'impressione di disporre dell'intero calcolatore, quando in realtà il sistema passa rapidamente da una parte all'altra.</text:p>
      <text:p text:style-name="P1"/>
      <text:p text:style-name="P1">I sistemi paralleli sono dotati di più unità di elaborazioni, cioè con più CPU in stretta collaborazione.</text:p>
      <text:p text:style-name="P1">I processori condividono la memoria e i temporizzatori dei cicli macchina; la comunicazione avviene attraverso</text:p>
      <text:p text:style-name="P1">la memoria condivisa. Sono maggiormente produttivi ed affidabili.</text:p>
      <text:p text:style-name="P1">La multielaborazione può avvenire sia in modo simmetrico (SMP) che asimmetrico (AMP):</text:p>
      <text:p text:style-name="P1">nel primo ogni unità esegue una copia del sistema operativo, consentendo di eseguire molti processi contemporaneamente;</text:p>
      <text:p text:style-name="P1">nel secondo viene assegnato un compito specifico a ciascuna unità da una unità principale.</text:p>
      <text:p text:style-name="P1"/>
      <text:p text:style-name="P1"><text:soft-page-break/>I sistemi distribuiti si basano sulle reti per realizzare le loro funzioni e sfruttano le capacità di comunicazione.</text:p>
      <text:p text:style-name="P1">Ciasuna unità ha la propria memoria locale e comunica con le altre per tramite diversi mezzi.</text:p>
      <text:p text:style-name="P1">Richiedono un'infrastruttura di rete LAN o WAN e possono essere sia server-client che peer-to-peer.</text:p>
      <text:p text:style-name="P1"/>
      <text:p text:style-name="P1">Una batteria di sistemi o cluster system è basata sull'uso congiunto di più unità di elaborazione riunite e</text:p>
      <text:p text:style-name="P1">fornisce elevatà disponibilità. Possono sia essere asimmetriche, in cui un calcolatore rimane in attesa attiva</text:p>
      <text:p text:style-name="P1">e l'altro esegue le applicazioni, oppure simmetriche, in cui ogni calcolatore elabora e vigila.</text:p>
      <text:p text:style-name="P1"/>
      <text:p text:style-name="P1">I sistemi di elaborazione in tempo reale sono usati nella gestione di dispositivi di controllo per applicazioni</text:p>
      <text:p text:style-name="P1">specifiche e presentano vincoli di tempo fissati e ben definiti entro i quali si deve effettuare l'elaborazione.</text:p>
      <text:p text:style-name="P1">Possono essere di due tipi: stretto (hard real-time) oppure debole (soft real-time).</text:p>
      <text:p text:style-name="P1"/>
      <text:p text:style-name="P1">I sistemi palmari sono usati per i telefoni cellulari e viste le dimensioni ridotte questi dispongono</text:p>
      <text:p text:style-name="P1">di memoria limitata ed unità di elaborazione lente.</text:p>
      <text:p text:style-name="P9">Lezione 2 (Cap.2)</text:p>
      <text:p text:style-name="P1">Un moderno calcolatore d’uso generale è composto da una CPU e da un certo numero di</text:p>
      <text:p text:style-name="P1">controllori di dispositivi, che sono connessi attraverso un canale di comunicazione comune</text:p>
      <text:p text:style-name="P1">(bus) che permette l’accesso alla memoria condivisa dal sistema.</text:p>
      <text:p text:style-name="P1">Ciascun controllore ha un buffer locale e si occupa di un particolare dispositivo fisico.</text:p>
      <text:p text:style-name="P1">La CPU sposta i dati tra la memoria principale e i buffer locali e riceve un segnale d'interruzione</text:p>
      <text:p text:style-name="P1">quando un'operazione termina.</text:p>
      <text:p text:style-name="P1">L'architettura di gestione delle interruzioni deve salvare l'indirizzo dell'istruzione interrotta</text:p>
      <text:p text:style-name="P1">e trasferisce il controllo all'appropriata procedura di servizio.</text:p>
      <text:p text:style-name="P1">Un segnale d'eccezione (trap) può essere causato da un evento eccezionale in un programma</text:p>
      <text:p text:style-name="P1">in esecuzione oppure da una richiesta di un programma utente.</text:p>
      <text:p text:style-name="P1">Un moderno sistema operativo è detto guidato dalle interruzioni o 'interrupt driven'.</text:p>
      <text:p text:style-name="P1">Il sistema operativo memorizza l'indirizzo di ritorno nello stack di sistema.</text:p>
      <text:p text:style-name="P1">Una volta determinato il tipo di interruzione ('polling' oppure 'vectored interrupt system'),</text:p>
      <text:p text:style-name="P1">diversi segmenti di codice determinano le azioni da intraprendere.</text:p>
      <text:p text:style-name="P1"/>
      <text:p text:style-name="P1">Per la struttura di I/O possono essere seguite due strade: sincrona e asincrona.</text:p>
      <text:p text:style-name="P1">Una volta iniziato il processo di I/O, si restituisce il controllo al processo utente</text:p>
      <text:p text:style-name="P1"><text:soft-page-break/>solo dopo il completamento dell'operazione di I/O: l'istruzione &lt;wait&gt; sospende la CPU,</text:p>
      <text:p text:style-name="P1">altrimenti, in assenza di tale istruzione, si può generare un ciclo di attesa.</text:p>
      <text:p text:style-name="P1">Nell'asincrono il controllo viene restituito immediatamente al processo utente,</text:p>
      <text:p text:style-name="P1">senza attendere il completamento dell'operazione I/O:</text:p>
      <text:p text:style-name="P1">tramite system call il programma utente chiede di attendere il completamento dell'operazione</text:p>
      <text:p text:style-name="P1">al sistema operativo, il quale individua il controllore del dispositivo che ha emesso il segnale,</text:p>
      <text:p text:style-name="P1">accede alla tabella di stato dei dispositivi e modifica l'elemento indicando l'occorrenza dell'interruzione.</text:p>
      <text:p text:style-name="P1">Per dispositivi di I/O veloci viene usata la tecnica di accesso diretto alla memoria:</text:p>
      <text:p text:style-name="P1">il controllore trasferisce un intero blocco di dati dalla propria memoria a quella centrale,</text:p>
      <text:p text:style-name="P1">o viceversa, senza interventi della CPU e richiedendo una sola interruzione per blocco.</text:p>
      <text:p text:style-name="P1"/>
      <text:p text:style-name="P1">La memoria di un calcolatore può essere divisa in centrale, direttamente accessibile alla CPU,</text:p>
      <text:p text:style-name="P1">secondaria, che estende la centrale e contiene gran quantità di dati in modo permanente, e</text:p>
      <text:p text:style-name="P1">disco magnetico, un piatto rigido di metallo o vetro, coperto da materiale magnetico e diviso in tracce e settori.</text:p>
      <text:p text:style-name="P1">I componenti della memoria si possono organizzare gerarchicamente in base a velocità, costo e volatilità:</text:p>
      <text:p text:style-name="P1">registri -&gt; memoria centrale -&gt; disco RAM -&gt; dischi magnetici -&gt; dischi ottici -&gt; nastri magnetici</text:p>
      <text:p text:style-name="P1">Tra registri e memoria centrale si inserisce poi la memoria cache, una memoria ad alta velocità</text:p>
      <text:p text:style-name="P1">in cui si registrano dati recentemente usati e che si prevede saranno usati nuovamente a breve.</text:p>
      <text:p text:style-name="P1">La condivisione delle risorse rende necessario che il sistema operativo garantisca che un</text:p>
      <text:p text:style-name="P1">programma malfunzionante non abbia effetti su altri programmi.</text:p>
      <text:p text:style-name="P1"/>
      <text:p text:style-name="P1">Esistono due modi di funzionamento, indicati dal bit di modo: quello d'utente (1), per cui</text:p>
      <text:p text:style-name="P1">l'istruzione corrente è eseguita per un utente, e quello di sistema (0), per cui</text:p>
      <text:p text:style-name="P1">l'istruzione corrente è eseguita per il sistema, il quale possiede istruzioni privilegiate.</text:p>
      <text:p text:style-name="P1">Tutte le istruzioni I/O sono istruzioni privilegiate, dunque è necessario evitare che l'utente</text:p>
      <text:p text:style-name="P1">possa ottenere il controllo del calcolatore quando questo è nel modo di sistema.</text:p>
      <text:p text:style-name="P1">La protezione della memoria invece è parziale, in quanto vanno garantite quella per il vettore</text:p>
      <text:p text:style-name="P1">delle interruzioni e per le relative procedure di servizio. Viene realizzata con due registri:</text:p>
      <text:p text:style-name="P1">quello di base indica il più basso indirizzo a cui il programma <text:soft-page-break/>può accedere, mentre quello</text:p>
      <text:p text:style-name="P1">di limite indica la dimensione dell'intervallo. Le aree al di fuori dell'intervallo sono protette.</text:p>
      <text:p text:style-name="P1">Funzionando nel modo di sistema, il sistema operativo ha il privilegio di accedere indiscriminatamente</text:p>
      <text:p text:style-name="P1">sia alla memoria ad esso riservata che a quella riservata agli utenti, in modo da caricarvi i programmi.</text:p>
      <text:p text:style-name="P1">Per proteggere la CPU viene usato il temporizzatore (timer), che invia un segnale d'interruzione alla CPU</text:p>
      <text:p text:style-name="P1">periodicamente, in modo che sia sempre il sistema operativo ad avere il controllo. Sono usati inoltre per</text:p>
      <text:p text:style-name="P1">realizzare la partizione del tempo d'elaborazione e il calcolo dell'ora corrente.</text:p>
      <text:p text:style-name="P3"><text:span text:style-name="T5">Lezione </text:span><text:span text:style-name="T9">3</text:span><text:span text:style-name="T5"> (</text:span>Cap.<text:span text:style-name="T9">3</text:span><text:span text:style-name="T5">)</text:span></text:p>
      <text:p text:style-name="P1">Un processo è un programma in esecuzione che richiede varie risorse, tra cui</text:p>
      <text:p text:style-name="P1">tempo di CPU, memoria, file e dispositivi di I/O.</text:p>
      <text:p text:style-name="P1">Il S.O. crea e cancella processi utenti e di sistema, li sospende, li ripristina</text:p>
      <text:p text:style-name="P1">e fornisce meccanismi sia per sincronizzarli che per metterli in comunicazione.</text:p>
      <text:p text:style-name="P1">La memoria centrale è un vastissimo vettore di dati contenente parole,</text:p>
      <text:p text:style-name="P1">ciascuna dotata del proprio indirizzo, ed è condivisa da CPU e dispositivi di I/O.</text:p>
      <text:p text:style-name="P1">È velocemente accessibile e volatile, cioè perde informazioni in caso di guasti.</text:p>
      <text:p text:style-name="P1">Il S.O. tiene traccia di quali parti sono occupate e da cosa, decide quali processi</text:p>
      <text:p text:style-name="P1">caricarvi e assegna e revoca spazio a seconda delle necessità.</text:p>
      <text:p text:style-name="P1">Un file è una raccolta di informazioni correlate definite da un creatore e rappresentano,</text:p>
      <text:p text:style-name="P1">comunemente, programmi (sia sorgente che oggetto) e dati.</text:p>
      <text:p text:style-name="P1">Il S.O. crea e cancella file e directory, fornisce le funzioni fondamentali per la gestione di</text:p>
      <text:p text:style-name="P1">questi, associa file a dispositivi di memoria secondaria e crea backup su dispositivi non volatili.</text:p>
      <text:p text:style-name="P1">Il sistema di I/O è composto da un sistema buffer-caching, i driver per gli specifici</text:p>
      <text:p text:style-name="P1">dispositivi ed un'interfaccia generale per essi.</text:p>
      <text:p text:style-name="P1">La memoria secondaria, generalmente implementata tramite dischi, supporta la memoria centrale.</text:p>
      <text:p text:style-name="P1">Il S.O. gestisce e assegna lo spazio e si occupa dello scheduling del disco.</text:p>
      <text:p text:style-name="P1"/>
      <text:p text:style-name="P1">Un sistema distribuito è un insieme di unità d'elaborazione distinte collegate tramite</text:p>
      <text:p text:style-name="P1">una rete di comunicazione, la quale avviene secondo un protocollo.</text:p>
      <text:p text:style-name="P1">Essi offrono all'utente varie risorse in modo da accellerare i calcoli,</text:p>
      <text:p text:style-name="P1">aumentare la disponibilità dei dati e incrementare l'affidabilità.</text:p>
      <text:p text:style-name="P1">La protezione è definita da ogni meccanismo che controlla l'accesso da parte di</text:p>
      <text:p text:style-name="P1"><text:soft-page-break/>programmi, processi o utenti alle risorse di un sistema di calcolo.</text:p>
      <text:p text:style-name="P1">Esso deve distinguere tra uso autorizzato e non, specificare i controlli che</text:p>
      <text:p text:style-name="P1">devono essere attivati e migliorare l'affidabilità.</text:p>
      <text:p text:style-name="P1">Il programma che legge e interpreta le istruzioni di controllo prende il nome di</text:p>
      <text:p text:style-name="P1">interprete di schede di controllo o di riga di comando o ancora 'shell'.</text:p>
      <text:p text:style-name="P1">La sua funzione consiste nel prelevare ed eseguire le istruzioni di comando.</text:p>
      <text:p text:style-name="P1">Il sistema operativo mette a disposizione una serie di funzionalità, tra cui:</text:p>
      <text:p text:style-name="P1"><text:s/>- Esecuzione di un programma: capacità di caricare ed eseguire un programma;</text:p>
      <text:p text:style-name="P1"><text:s/>- Operazioni di I/O: poiché i programmi utenti non possono eseguirli direttamente;</text:p>
      <text:p text:style-name="P1"><text:s/>- Gestione del file system: capacità di creare, scrivere, leggere e cancellare file;</text:p>
      <text:p text:style-name="P1"><text:s/>- Comunicazioni: scambio di informazioni sia tramite memoria condivisa che scambio di messaggi;</text:p>
      <text:p text:style-name="P1"><text:s/>- Rilevamento di errori: capacità di rilevare eventuali errori in CPU, dispositivi e programmi;</text:p>
      <text:p text:style-name="P1"><text:s/>- Assegnazione delle risorse: provvede ad assegnare le risorse necessarie a programmi eseguiti in contemporanea;</text:p>
      <text:p text:style-name="P1"><text:s/>- Contabilizzazione dell'uso delle risorse: registrazione di quante e quali risorse vengono usate da ciascun utente;</text:p>
      <text:p text:style-name="P1"><text:s/>- Protezione: assicura che l'accesso alle risorse del sistema sia controllato.</text:p>
      <text:p text:style-name="P1"/>
      <text:p text:style-name="P1">Le chiamate del sistema costituiscono l'interfaccia tra un processo e il S.O.</text:p>
      <text:p text:style-name="P1">In genere sono disponibili in forma di istruzioni in linguaggio assemblativo ed alcuni</text:p>
      <text:p text:style-name="P1">programmi scritti in linguaggi di alto livello possono eseguirle.</text:p>
      <text:p text:style-name="P1">Si possono passare parametri al S.O. tramite tre metodi diversi:</text:p>
      <text:p text:style-name="P1"><text:s/>- Passare i parametri in registri;</text:p>
      <text:p text:style-name="P1"><text:s/>- Memorizzare i parametri in una tabella o blocco e passare l'indirizzo ad essa;</text:p>
      <text:p text:style-name="P1"><text:s/>- Collocare i parametri in una pila da cui il sistema può prelevarli.</text:p>
      <text:p text:style-name="P1">Per la maggior parte degli utenti, l'interfaccia col S.O. è definita dai programmi di sistema</text:p>
      <text:p text:style-name="P1">piuttosto che da chiamate di sistema.</text:p>
      <text:p text:style-name="P1"/>
      <text:p text:style-name="P1">Il MS-DOS è progettato per fornire la massima funzionalità nel minimo spazio, non è diviso</text:p>
      <text:p text:style-name="P1">in moduli, ha una struttura semplice e non separa bene interfacce e livelli di funzionalità.</text:p>
      <text:p text:style-name="P1">Lo UNIX è un esempio di strutturazione inizialmente limitata dalle funzioni dell'architettura sottostante.</text:p>
      <text:p text:style-name="P1">È formato da programmi di sistema e nucleo, il quale è tutto ciò che si trova tra l'interfaccia delle</text:p>
      <text:p text:style-name="P1"><text:soft-page-break/>chiamate di sistema e i dispositivi fisici. Combina molteplici funzioni in un singolo livello:</text:p>
      <text:p text:style-name="P1">fornisce il file system, lo scheduling della CPU e la gestione della memoria.</text:p>
      <text:p text:style-name="P1"/>
      <text:p text:style-name="P1">Con il metodo stratificato il S.O. è diviso in livelli, o strati, in cui lo strato fisico</text:p>
      <text:p text:style-name="P1">corrisponde al livello 0 e l'interfaccia utente al livello n.</text:p>
      <text:p text:style-name="P1">Secondo l'orientamento a micronucleo, il S.O. viene progettato rimuovendo dal nucleo tutti</text:p>
      <text:p text:style-name="P1">i componenti non essenziali, realizzandoli come programmi utente e di sistema.</text:p>
      <text:p text:style-name="P1">Si comunica tramite scambio di messaggi e porta diversi vantaggi: è più sicuro e affidabile e</text:p>
      <text:p text:style-name="P1">consente di estendere il S.O. facilmente e adattarlo a diverse architetture.</text:p>
      <text:p text:style-name="P1">Dal concetto di metodo stratificato si sviluppa quello di macchina virtuale:</text:p>
      <text:p text:style-name="P1">essa è una interfaccia identica all'architettura sottostante che ha l'illusione di</text:p>
      <text:p text:style-name="P1">disporre CPU e memoria proprie; il calcolatore fisico condivide le risorse.</text:p>
      <text:p text:style-name="P1">La partizione del tempo d'uso della CPU si può usare sia per condividere la CPU che per</text:p>
      <text:p text:style-name="P1">dare l'illusione che gli utenti dispongano di una propria; la gestione asincrona di I/O ed</text:p>
      <text:p text:style-name="P1">esecuzione di più processi consente di creare lettori di schede e stampanti virtuali.</text:p>
      <text:p text:style-name="P1">Un normale terminale di un sistema a partizione del tempo funziona da console della macchina virtuale.</text:p>
      <text:p text:style-name="P1">Se l'essere isolate da un lato rende le macchine virtuali sicure, in quanto proteggono le risorse,</text:p>
      <text:p text:style-name="P1">dall'altro c'è l'impossibilità di condividere in maniera diretta le risorse.</text:p>
      <text:p text:style-name="P1">Offrono un ambiente perfetto per lo sviluppo di nuovi S.O., in quanto evitano di apportare</text:p>
      <text:p text:style-name="P1">modifiche fisiche che potrebbero portare errori altrove.</text:p>
      <text:p text:style-name="P1"/>
      <text:p text:style-name="P1">I programmi Java sono eseguiti sulla Java Virtual Machine, che consiste di un caricatore delle classi,</text:p>
      <text:p text:style-name="P1">un verificatore delle classi e un interprete del linguaggio che esegue il bytecode; in più le</text:p>
      <text:p text:style-name="P1">prestazioni sono migliorate da un compilatore istantaneo Just-In-Time.</text:p>
      <text:p text:style-name="P3"/>
      <text:p text:style-name="P1">Quando si progetta un S.O., bisogna tener presente diversi scopi:</text:p>
      <text:p text:style-name="P1">dal punto di vista dell'utente il S.O. deve essere utile, semplice da usare, affidabile ed efficiente,</text:p>
      <text:p text:style-name="P1">mentre per il sistema questo deve essere di facile progettazione, realizzazione e manutenzione ed</text:p>
      <text:p text:style-name="P1">inoltre deve essere flesibile, senza errori ed efficiente.</text:p>
      <text:p text:style-name="P1">I meccanismi determinano come eseguire qualcosa, mentre i criteri stabiliscono il cosa e sono</text:p>
      <text:p text:style-name="P1"><text:soft-page-break/>dunque coloro che consentono la flessibilità in quanto situazionali.</text:p>
      <text:p text:style-name="P1">Tradizionalmente i S.O. sono scritti in linguaggio assemblativo, mentre oggi si prefisce C o C++,</text:p>
      <text:p text:style-name="P1">poiché si hanno codici più veloci da scrivere, compatti e semplici sia da capire che da adattare.</text:p>
      <text:p text:style-name="P1">Il processo di generazione di sistemi (SYSGEN) configura o genera il sistema:</text:p>
      <text:p text:style-name="P1">il Booting indica l'avviamento del calcolatore attraverso il caricamento del nucleo, mentre </text:p>
      <text:p text:style-name="P1">il Bootstrap program è un segmento di ROM che individua, carica ed avvia il nucleo.</text:p>
      <text:p text:style-name="P7">Lezione 4 (Cap.4)</text:p>
      <text:p text:style-name="P1">Un sistema operativo esegue differenti programmi:</text:p>
      <text:p text:style-name="P1"><text:s/>- Un sistema a lotti (batch system) esegue lavori;</text:p>
      <text:p text:style-name="P1"><text:s/>- Un sistema a partizione del tempo (time-shared system) esegue programmi utenti o task.</text:p>
      <text:p text:style-name="P1">Un processo, o lavoro, è un programma in esecuzione sequenziale che comprende:</text:p>
      <text:p text:style-name="P1"><text:s/>- Contatore di programma (program counter);</text:p>
      <text:p text:style-name="P1"><text:s/>- Pila (stack);</text:p>
      <text:p text:style-name="P1"><text:s/>- Sezione di dati (data section).</text:p>
      <text:p text:style-name="P1">Durante l'esecuzione è soggetto a diversi cambiamenti di stato:</text:p>
      <text:p text:style-name="P1"><text:s/>- Nuovo, in cui si crea il processo;</text:p>
      <text:p text:style-name="P1"><text:s/>- Esecuzione, in cui le istruzioni vengono eseguite;</text:p>
      <text:p text:style-name="P1"><text:s/>- Attesa, in cui si attende il verificarsi di qualche evento;</text:p>
      <text:p text:style-name="P1"><text:s/>- Pronto, in cui il processo attende di assere assegnato ad un'unità di elaborazione;</text:p>
      <text:p text:style-name="P1"><text:s/>- Terminato, in cui il processo ha terminato l'esecuzione.</text:p>
      <text:p text:style-name="P1"/>
      <text:p text:style-name="P1">Il Process Control Block (PCB) è un blocco di informazioni specifiche connesse ad un processo:</text:p>
      <text:p text:style-name="P1">stato del processo, contatore di programma, registri e informazioni su scheduling della CPU,</text:p>
      <text:p text:style-name="P1">gestione della memoria, contabilizzazione delle risorse e stato di I/O.</text:p>
      <text:p text:style-name="P1">Ci sono più tipi di code di scheduling dei processi:</text:p>
      <text:p text:style-name="P1">la 'job queue' è l'insieme generale, la 'ready queue' comprende quelli già caricari in memoria</text:p>
      <text:p text:style-name="P1">e in attesa di essere eseguiti e infine la 'device queue' comprende i processi che attendono</text:p>
      <text:p text:style-name="P1">la disponibilità di un particolare dispositivo di I/O.</text:p>
      <text:p text:style-name="P1">Lo scheduler a lungo termine o 'job scheduler' seleziona i processi che devono essere</text:p>
      <text:p text:style-name="P1">caricati nella coda dei processi pronti, mentre lo scheduler di CPU o 'short-term scheduler'</text:p>
      <text:p text:style-name="P1">si occupa di selezionare un lavoro tra quelli pronti da assegnare alla CPU.</text:p>
      <text:p text:style-name="P1">Mentre quest'ultimo viene invocato frequentemente (millisecondi) e deve dunque essere veloce,</text:p>
      <text:p text:style-name="P1">il primo può essere invece lento in quanto invocato meno frequentemente (secondi o minuti).</text:p>
      <text:p text:style-name="P1">Lo scheduler a lungo termine controlla il grado di <text:soft-page-break/>multiprogrammazione.</text:p>
      <text:p text:style-name="P1"/>
      <text:p text:style-name="P1">I processi possono essere divisi in I/O-bound se impiegano la maggior parte del proprio tempo</text:p>
      <text:p text:style-name="P1">nell'esecuzione di operazioni di I/O, oppure CPU-bound se si concentrano sulle elaborazioni.</text:p>
      <text:p text:style-name="P1">Il cambio di contesto è il passaggio da un processo all'altro e la sua velocità dipende dall'architettura:</text:p>
      <text:p text:style-name="P1">durante questo lasso di tempo viene registrato lo stato del vecchio processo e caricato il nuovo.</text:p>
      <text:p text:style-name="P1">Un processo genitore può generare numerosi processi figli e, poiché questo vale anche per loro,</text:p>
      <text:p text:style-name="P1">si possono generare alberi di processi: un genitore e un figlio possono condividere tutte, alcune o</text:p>
      <text:p text:style-name="P1">nessuna risorsa e possono sia essere svolti in contemporanea che attendere alcuni o tutti i figli.</text:p>
      <text:p text:style-name="P1"/>
      <text:p text:style-name="P1">In UNIX la chiamata di sistema &lt;fork&gt; crea un nuovo processo e chiamare immediatamente dopo</text:p>
      <text:p text:style-name="P1">&lt;exec&gt; sostituisce lo spazio di memoria del processo con un nuovo programma.</text:p>
      <text:p text:style-name="P1"/>
      <text:p text:style-name="P1">Quando un processo termina può esserci una chiamata di sistema &lt;wait&gt;, se alcuni dati vanno</text:p>
      <text:p text:style-name="P1">riportati al processo genitore oppure una chiamata exit se il processo vuole essere cancellato subito.</text:p>
      <text:p text:style-name="P1">Un processo genitore può inoltre porre termine all'esecuzione di un figlio (abort) quando il</text:p>
      <text:p text:style-name="P1">figlio ha ecceduto nell'uso di alcune risorse o non è più richiesto oppure quando è il</text:p>
      <text:p text:style-name="P1">processo genitore stesso a terminare, comportando una terminazione a cascata.</text:p>
      <text:p text:style-name="P1"/>
      <text:p text:style-name="P1">Se un processo non può influire o essere influenzato da altri processi è detto indipendente, altrimenti è detto cooperante.</text:p>
      <text:p text:style-name="P1">Per i processi cooperanti il paradigma usuale stabilisce una relazione tra produttore e consumatore</text:p>
      <text:p text:style-name="P1">per lo scambio di informazioni e si differenziano i casi in cui la dimensione del vettore è fissata oppure no.</text:p>
      <text:p text:style-name="P1">Tramite le funzioni di IPC i processi possono comunicare tra loro, sincronizzando le proprie azioni</text:p>
      <text:p text:style-name="P1">senza dover ricorrere a dati condivisi. Vengono fornite solo due operazioni, &lt;send&gt; e &lt;receive&gt;, che</text:p>
      <text:p text:style-name="P1">potranno essere usate da due processi P e Q dopo che avranno stabilito un canale di comunicazione, fisico o logico.</text:p>
      <text:p text:style-name="P1">Nella comunicazione diretta i processi devono nominarsi reciprocamente in modo esplicito:</text:p>
      <text:p text:style-name="P1">il canale è unico per ciascuna coppia, stabilito automaticamente e, in genere, bidirezionale.</text:p>
      <text:p text:style-name="P1">Nella comunicazione indiretta i messaggi sono inviati a delle porte identificate in modo univoco:</text:p>
      <text:p text:style-name="P1">tra una coppia si stabilisce un canale solo se entrambi condividono una stessa porta e possono essercene più di uno;</text:p>
      <text:p text:style-name="P1"><text:soft-page-break/>il canale può essere associato a più di due processi e può essere unidirezionale o bidirezionale.</text:p>
      <text:p text:style-name="P1">In questo caso si aggiungono operazioni per creare e rimuovere porte e si modificano &lt;send&gt; e &lt;receive&gt; per operare con esse.</text:p>
      <text:p text:style-name="P1">Lo scambio di messaggi, così come send e receive, può essere sincrono (bloccante) o asincrono (non bloccante).</text:p>
      <text:p text:style-name="P1">I messaggi risiedono in code temporanee realizzabili in tre versioni diverse:</text:p>
      <text:p text:style-name="P1"><text:s/>- Capacità zero, in cui il trasmittente deve fermarsi finché il ricevente prende il messaggio;</text:p>
      <text:p text:style-name="P1"><text:s/>- Capacità limitata, in cui viene stabilità una lunghezza n e si attende solo quando questa si riempie;</text:p>
      <text:p text:style-name="P1"><text:s/>- Capacità illimitata, in cui la coda ha potenzialmente infinita ed il trasmittente non si ferma mai.</text:p>
      <text:p text:style-name="P1">La comunicazione nei sistemi client-server avviene con diversi metodi:</text:p>
      <text:p text:style-name="P1">1. Una socket è una estremità di un canale di comunicazione e si indica come un indirizzo IP</text:p>
      <text:p text:style-name="P1"><text:s text:c="4"/>concatenato ad un numero di porta; la comunicazione avviene attraverso una coppia di socket.</text:p>
      <text:p text:style-name="P1">2. Le chiamate di procedure remote (RPC) sono usate per comunicazioni tra sistemi connessi</text:p>
      <text:p text:style-name="P1"><text:s text:c="4"/>tramite rete. Un segmento di codice (stub) individua la porta del server e struttura i parametri</text:p>
      <text:p text:style-name="P1"><text:tab/>e questo avviene in modo analogo lato server.</text:p>
      <text:p text:style-name="P1">3. L'invocazione di metodi remoti (RMI) è una funzione Java simile alla RPC che consente a</text:p>
      <text:p text:style-name="P1"><text:s text:c="4"/>un thread di invocare un metodo di un oggetto remoto.</text:p>
      <text:p text:style-name="P4"><text:span text:style-name="T7">Lezione 5-1 (</text:span>Cap.<text:span text:style-name="T7">5</text:span><text:span text:style-name="T3">)</text:span></text:p>
      <text:p text:style-name="P1">I processi possono essere a thread singolo oppure a multithread, con i vantaggi di</text:p>
      <text:p text:style-name="P1">migliori tempi di risposta, condivisione delle risorse ed uso di più unità di elaborazione.</text:p>
      <text:p text:style-name="P1">I thread al livello d'utente sono gestiti come uno strato separato sopra il nucleo del S.O. e</text:p>
      <text:p text:style-name="P1">realizzati tramite una libreria di funzioni per la creazione, lo scheduling e la gestione.</text:p>
      <text:p text:style-name="P1">I thread al livello del nucleo sono invece gestiti dal S.O.</text:p>
      <text:p text:style-name="P1">Il multithread può essere implementato seguendo diversi modelli:</text:p>
      <text:p text:style-name="P1"><text:s/>- Nel modello da molti a uno, usato su sistemi che non li gestiscono a livello del nucleo,</text:p>
      <text:p text:style-name="P1"><text:s text:c="4"/>a molti thread al livello d'utente ne corrisponde uno al livello del nucleo.</text:p>
      <text:p text:style-name="P1"><text:s/>- Nel modello uno a uno ad ogni thread al livello d'utente ne corrisponde uno a livello del nucleo.</text:p>
      <text:p text:style-name="P1"><text:s/>- Nel modello molti a molti vengono messi in corrispondenza più thread al livello d'utente con al più</text:p>
      <text:p text:style-name="P1"><text:s text:c="4"/>lo stesso numero di thread al livello del nucleo, consentendo ai programmatori di crearli liberamente.</text:p>
      <text:p text:style-name="P1"/>
      <text:p text:style-name="P1">Lo standard POSIX che definisce l'API per la creazione e la sincronizzazione dei thread prende il nome di Pthread.</text:p>
      <text:p text:style-name="P1">Non sono realizzazioni ma semplici definizioni di comportamento, <text:soft-page-break/>il che lascia liberi i progettisti</text:p>
      <text:p text:style-name="P1">di definire le API come meglio credono. Sono comuni nei sistemi UNIX.</text:p>
      <text:p text:style-name="P1">Nel sistema Windows 2000 viene impiegato il modello uno a uno e ciascun thread contiene</text:p>
      <text:p text:style-name="P1">un identificatore, un insieme di registri, una pila d'utente e una del sistema e un'area di memoria privata.</text:p>
      <text:p text:style-name="P1">Nel sistema Linux viene usata il termine 'task' per processi e thread e si usa la chiamata del sistema &lt;clone&gt;,</text:p>
      <text:p text:style-name="P1">che crea un processo distinto che condivide lo spazio d'indirizzi del processo chiamante.</text:p>
      <text:p text:style-name="P1">Nel linguaggio Java i thread sono gestiti dalla JVM e possono essere creati in due modi:</text:p>
      <text:p text:style-name="P1">creando una nuova classe derivata dalla classe Thread o sovrascrivendo il metodo run di quella classe.</text:p>
      <text:p text:style-name="P5"><text:span text:style-name="T8">Lezione 7 (</text:span>Cap.5)</text:p>
      <text:p text:style-name="P1">L'accesso concorrente a dati condivisi può causare incoerenza negli stessi e per prevenire ciò</text:p>
      <text:p text:style-name="P1">bisogna elaborare i giusti meccanismi preventivi: nella soluzione del problema di produttori e consumatori</text:p>
      <text:p text:style-name="P1">con memoria limitata si può pensare di aggiungere una variabile intera "counter" inizalizzata a 0</text:p>
      <text:p text:style-name="P1">che va incremementata o decrementata in modo atomico, cioè senza interruzione.</text:p>
      <text:p text:style-name="P1">Poiché si finirebbe comunque in una situazione di 'race condition', in cui i risultati dipendono</text:p>
      <text:p text:style-name="P1">dall'ordine degli accessi, c'è bisogno di sincronizzare i processi concorrenti.</text:p>
      <text:p text:style-name="P1">Considerando n processi, sappiamo che ognuno di essi ha una sezione critica in cui</text:p>
      <text:p text:style-name="P1">può modificare variabili comuni, per cui deve essercene uno solo in tale fase</text:p>
      <text:p text:style-name="P1">tra tutti i processi in esecuzione in quel momento. Si adottano diversi accorgimenti:</text:p>
      <text:p text:style-name="P1"><text:s/>- Mutua Esclusione: se un processo è nella sua fase critica, allora esso è l'unico in tale fase.</text:p>
      <text:p text:style-name="P1"><text:s/>- Progresso: se nessun processo è in sezione critica e qualcuno vuole entrarvi, allora sono gli</text:p>
      <text:p text:style-name="P1"><text:s text:c="4"/>altri processi fuori da sezione critica a scegliere chi può entrare per primo.</text:p>
      <text:p text:style-name="P1"><text:s/>- Attesa Limitata: un processo che ha già richiesto l'ingresso può essere 'scavalcato' non troppe volte volte.</text:p>
      <text:p text:style-name="P1"/>
      <text:p text:style-name="P1">Nell'algoritmo del fornaio viene assegnato un numero a ciascun processo prima di entrare nella</text:p>
      <text:p text:style-name="P1">fase critica e viene data la precedenza a chi ha il numero più basso; a parità di numero</text:p>
      <text:p text:style-name="P1">viene servito per primo il processo che lo ha ricevuto per primo.</text:p>
      <text:p text:style-name="P1"/>
      <text:p text:style-name="P1">Un semaforo S è una variabile intera che viene usata per eseguire una sincronizzazione che non richiede attesa attiva.</text:p>
      <text:p text:style-name="P1">Vi si accede tramite due operazioni atomiche predefinite, &lt;wait&gt; e &lt;signal&gt;.</text:p>
      <text:p text:style-name="P1"><text:soft-page-break/>Si verifica una situazione di stallo (deadlock) quando due processi attendono indefinitamente</text:p>
      <text:p text:style-name="P1">un evento che può essere causato solo da uno dei processi in attesa, mentre si verifica un'attesa indefinita</text:p>
      <text:p text:style-name="P1">(starvation) quando si attende nella coda di un semaforo indefinitamente.</text:p>
      <text:p text:style-name="P1">Il semaforo può sia essere implementato come contatore ed avere un valore appartenente ad un dominio</text:p>
      <text:p text:style-name="P1">logicamente non limitato oppure come binario ed avere come valori possibili solo 0 e 1.</text:p>
      <text:p text:style-name="P8">Lezione 8 (Cap.8)</text:p>
      <text:p text:style-name="P1">Il problema dello stallo avviene quando si ha un insieme di processi bloccati, con tutti</text:p>
      <text:p text:style-name="P1">che detengono una risorsa e ne attendono un altra possseduta da un altro processo.</text:p>
      <text:p text:style-name="P1">Si può considerare l'attraversamento di una sezione di un ponte che consente il passaggio</text:p>
      <text:p text:style-name="P1">in una sola direzione: ciascun lato è una risorsa e se si verifica uno stallo, cioè si cerca</text:p>
      <text:p text:style-name="P1">di attraversare il ponte da ambo i lati contemporaneamente, una delle macchine (o più) effettua</text:p>
      <text:p text:style-name="P1">una retromarcia, cioè avviene un 'rollback' che porta a un ristabilirsi di uno stato sicuro.</text:p>
      <text:p text:style-name="P1">Affinché avvenga uno stallo c'è bisogno che si verifichino 4 condizioni:</text:p>
      <text:p text:style-name="P1"><text:s/>- Mutua esclusione: solo un processo per volta può usare una risorsa.</text:p>
      <text:p text:style-name="P1"><text:s/>- Possesso e attesa: un processo in possesso di almeno una risorsa ne attende un'altra</text:p>
      <text:p text:style-name="P1"><text:s text:c="4"/>già in possesso di un altro processo.</text:p>
      <text:p text:style-name="P1"><text:s/>- Impossibilità di prelazione: una risorsa può essere rilasciata solo al termine del processo</text:p>
      <text:p text:style-name="P1"><text:s text:c="4"/>che la possiede.</text:p>
      <text:p text:style-name="P1"><text:s/>- Attesa circolare: esiste un insieme di processi in cui ognuno attende una risorsa dal successivo</text:p>
      <text:p text:style-name="P1"><text:s text:c="4"/>e l'ultimo processo Pn la attende dal primo processo P0.</text:p>
      <text:p text:style-name="P1"/>
      <text:p text:style-name="P1">Per disegnare un grafo di assegnazione delle risorse bisogna considerare due insiemi:</text:p>
      <text:p text:style-name="P1">l'insieme V dei vertici, suddiviso a sua volta nel sottoinsieme P dei processi del sistema ed il</text:p>
      <text:p text:style-name="P1">sottoinsieme R dei tipi di risorse del sistema, e l'insieme E degli archi.</text:p>
      <text:p text:style-name="P1">Un arco orientato che va da Pi a Rj è un arco di richiesta, viceversa da Rj a Pi è di assegnazione.</text:p>
      <text:p text:style-name="P1">Se il grafo non contiene cicli allora non si verificano stalli, se invece sono presenti dei cicli:</text:p>
      <text:p text:style-name="P1">se c'è una sola istanza per tipo di risorsa, allora si verifica uno stallo, mentre se vi sono più</text:p>
      <text:p text:style-name="P1">istanze per tipo di risorsa, allora si potrebbero verificare degli stalli.</text:p>
      <text:p text:style-name="P1"/>
      <text:p text:style-name="P1">Per la gestione degli stalli ci sono diverse soluzioni, ad esempio <text:soft-page-break/>assicurarsi che il sistema</text:p>
      <text:p text:style-name="P1">non vi entri mai, oppure consentire la presenza di stalli, ma individuandoli ed eseguendo il</text:p>
      <text:p text:style-name="P1">ripristino, o ancora ignorare il problema 'fingendo' che gli stalli non possano mai verificarsi (più comune).</text:p>
      <text:p text:style-name="P1">Per prevenire gli stalli ci si deve assicurare che almeno una delle 4 condizioni non possa verificarsi:</text:p>
      <text:p text:style-name="P1"><text:s/>- Mutua esclusione: deve valere solo per le risorse non condivisibili, poiché non è richiesta</text:p>
      <text:p text:style-name="P1"><text:s text:c="4"/>nel caso di quelle condivisibili.</text:p>
      <text:p text:style-name="P1"><text:s/>- Possesso e attesa: ogni processo, prima di iniziare, deve richiedere tutte le risorse che gli servono</text:p>
      <text:p text:style-name="P1"><text:s text:c="4"/>e devono essergli assegnate oppure viene concesso ad un processo di richiedere risorse solo se non</text:p>
      <text:p text:style-name="P1"><text:tab/>ne ha già; comporta un basso utilizzo delle risorse e c'è rischio di attesa indefinita.</text:p>
      <text:p text:style-name="P1"><text:s/>- Impossibilità di prelazione: se un processo richiede risorse che non gli si possono assegnare</text:p>
      <text:p text:style-name="P1"><text:s text:c="4"/>viene effettuata la prelazione su tutte le risorse in suo possesso, che vengono aggiunte alla lista</text:p>
      <text:p text:style-name="P1"><text:tab/>delle risorse che il processo attende, e può essere riavviato solo quando saranno tutte ottenibili.</text:p>
      <text:p text:style-name="P1"><text:s/>- Attesa circolare: viene imposto un ordinamento totale all'insieme di tutti i tipi di risorse e</text:p>
      <text:p text:style-name="P1"><text:s text:c="4"/>un ordine crescente di numerazione per le risorse richieste da ciascun processo.</text:p>
      <text:p text:style-name="P1"/>
      <text:p text:style-name="P1">Un metodo alternativo potrebbe essere quello di richiedere ulteriori informazioni sui modi di richiesta</text:p>
      <text:p text:style-name="P1">delle risorse: il più semplice ed utile impone ai processi di dichiarare il numero massimo delle risorse</text:p>
      <text:p text:style-name="P1">di ciascun tipo di cui necessita. L'algoritmo per evitare lo stallo controlla dinamicamente lo stato di</text:p>
      <text:p text:style-name="P1">assegnazione delle risorse, cioé quante sono disponibili e quante assegnate, per garantire che non possa</text:p>
      <text:p text:style-name="P1">esistere una condizione di attesa circolare.</text:p>
      <text:p text:style-name="P1"/>
      <text:p text:style-name="P1">Uno stato si dice sicuro quando il sistema può assegnare risorse a ciascun processo (fino al suo massimo)</text:p>
      <text:p text:style-name="P1">in un certo ordine e impedire il verificarsi di uno stallo. Questo avviene quando esiste una sequenza sicura:</text:p>
      <text:p text:style-name="P1">se per ogni Pi appartenente alla sequenza dei processi, le richieste di Pi si possono soddisfare impiegando</text:p>
      <text:p text:style-name="P1">le risorse attualmente disponibili + quelle possedute dai processi Pj con j &lt; i.</text:p>
      <text:p text:style-name="P1">Nel caso le risorse non siano subito disponibili, Pi può attendere che i processi precedenti terminino.</text:p>
      <text:p text:style-name="P1">Riprendendo lo schema con i grafi, possiamo indicare l'arco da P1 a Rj con una linea tratteggiata se</text:p>
      <text:p text:style-name="P1">la risorsa può essere richiesta e chiamarlo arco di reclamo. Quando la risorsa è richiesta si passa</text:p>
      <text:p text:style-name="P1">ad un arco di richiesta e quando il processo la rilascia si passa da arco di assegnazione ad arco di reclamo.</text:p>
      <text:p text:style-name="P1"><text:soft-page-break/>Le risorse devono essere richiamate a priori nel sistema.</text:p>
      <text:p text:style-name="P1"/>
      <text:p text:style-name="P1">Nell'algoritmo del banchiere ogni processo deve dichiarare a priori il numero massimo delle istanze</text:p>
      <text:p text:style-name="P1">di ciascun tipo di risorsa necessaria, può dover attendere quando le richiede ed ha un intervallo di tempo</text:p>
      <text:p text:style-name="P1">definito entro cui restituirle.</text:p>
      <text:p text:style-name="P1">Dato n numero di processi del sistema ed m il numero dei tipi di risorsa, abbiamo le seguenti strutture dati:</text:p>
      <text:p text:style-name="P1"><text:s/>- Disponibili, un vettore di taglia m che indica il numero delle istanze disponibili per ciascun tipo di risorsa.</text:p>
      <text:p text:style-name="P1"><text:s/>- Massimo, matrice n*m che definisce la richiesta massima di ciascun processo.</text:p>
      <text:p text:style-name="P1"><text:s/>- Assegnate, matrice n*m che definisce il numero delle istanze di ciascun tipo di risorse attualmente assegnate.</text:p>
      <text:p text:style-name="P1"><text:s/>- Necessità, matrice n*m che indica la necessità residua di risorse relativa ad ogni processo.</text:p>
      <text:p text:style-name="P1"/>
      <text:p text:style-name="P1">Un sistema che non si avvale di algoritmi di stallo deve prevederne uno per esaminare lo stato del sistema</text:p>
      <text:p text:style-name="P1">ed un altro che lo ripristini dalla condizione di stallo.</text:p>
      <text:p text:style-name="P1">Nel caso di istanza singola di ciascun tipo di risorsa si può implementare un grafo d'attesa in cui</text:p>
      <text:p text:style-name="P1">i nodi sono processi e Pi -&gt; Pj indica che Pi è in attesa di Pj. L'algoritmo controlla periodicamente </text:p>
      <text:p text:style-name="P1">il grafo alla ricerca di cicli, richiedendo n^2 operazioni, con n numero dei vertici.</text:p>
      <text:p text:style-name="P1">Se invece ci sono più istanze si possono usare un vettore Disponibili di lunghezza m che indica</text:p>
      <text:p text:style-name="P1">il numero delle istanze disponibili per ciascun tipo di risorsa e due matrici n*m Assegnate e Richieste,</text:p>
      <text:p text:style-name="P1">che indicano rispettivamente il numero delle istanze di ciascun tipo di risorse correntemente assegnate</text:p>
      <text:p text:style-name="P1">e la richiesta attuale di ciascun processo.</text:p>
      <text:p text:style-name="P1"/>
      <text:p text:style-name="P1">Per sapere quando è necessario ricorrere all'algoritmo di rilevamento bisogna considerare la frequenza</text:p>
      <text:p text:style-name="P1">con cui si presume possano avvenire gli stalli ed il numero dei processi che sarebbero influenzati dallo</text:p>
      <text:p text:style-name="P1">stallo. Non è conveniente richiederlo in momenti arbitrali, poiché potrebbero esserci molti cicli e,</text:p>
      <text:p text:style-name="P1">di solito, non si può dire quale dei tanti sia il vero 'responsabile'.</text:p>
      <text:p text:style-name="P1">Un altra strada sarebbe quella di terminare tutti i processi in stallo, uno per volta, secondo alcuni</text:p>
      <text:p text:style-name="P1">criteri: priorità dei processi, tempo trascorso dalla computazione e tempo ancora necessario, quantità e</text:p>
      <text:p text:style-name="P1">tipo di risorse impiegate, quantità di risorse ancora necessarie, numero di processi da terminare.</text:p>
      <text:p text:style-name="P1">Si può anche effettuare una prelazione di risorse: viene scelta una 'vittima' cercando di minimizzare</text:p>
      <text:p text:style-name="P1">i costi per effettuare un rollback, ma si rischia di scegliere sempre lo stesso processo,</text:p>
      <text:p text:style-name="P1"><text:soft-page-break/>portando ad una attesa indefinita.</text:p>
      <text:p text:style-name="P1">Combinare i tre approcci di base consente l'uso dell'approccio ottimale per ciascuna delle risorse</text:p>
      <text:p text:style-name="P1">del sistema; in più si possono dividere le risorse in classi ordinate gerarchicamente</text:p>
      <text:p text:style-name="P1">ed applicare la tecnica più appropriata in ciascuna clas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3T09:47:50.001105778</dc:date>
    <meta:editing-duration>PT36M55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4" meta:paragraph-count="362" meta:word-count="4840" meta:character-count="30821" meta:non-whitespace-character-count="26237"/>
  </office:meta>
</office:document-meta>
</file>